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GARCIA, JORGE ENRIQUE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8067372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792041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LOPEZ GARCIA JORGE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806737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66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14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4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0/09/2021</text:p>
          </table:table-cell>
          <table:table-cell table:style-name="Tabla2.A2" office:value-type="string">
            <text:p text:style-name="P9">222530</text:p>
          </table:table-cell>
          <table:table-cell table:style-name="Tabla2.A2" office:value-type="string">
            <text:p text:style-name="P9">132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2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3:26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